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P5" style:parent-style-name="Normal" style:family="paragraph">
      <style:paragraph-properties fo:text-align="justify" fo:text-indent="0.1965in"/>
    </style:style>
    <style:style style:name="P6" style:parent-style-name="Normal" style:family="paragraph">
      <style:paragraph-properties fo:text-align="justify" fo:text-indent="0.1965in"/>
    </style:style>
    <style:style style:name="P7" style:parent-style-name="Párrafodelista" style:family="paragraph">
      <style:paragraph-properties fo:text-align="justify"/>
    </style:style>
    <style:style style:name="P8" style:parent-style-name="Párrafodelista" style:family="paragraph">
      <style:paragraph-properties fo:text-align="justify"/>
    </style:style>
    <style:style style:name="P9" style:parent-style-name="Párrafodelista" style:family="paragraph">
      <style:paragraph-properties fo:text-align="justify"/>
    </style:style>
    <style:style style:name="P10" style:parent-style-name="Párrafodelista" style:family="paragraph">
      <style:paragraph-properties fo:text-align="justify"/>
    </style:style>
    <style:style style:name="T11" style:parent-style-name="Fuentedepárrafopredeter." style:family="text">
      <style:text-properties fo:background-color="#FFFF00"/>
    </style:style>
    <style:style style:name="P12" style:parent-style-name="Párrafodelista" style:family="paragraph">
      <style:paragraph-properties fo:text-align="justify"/>
    </style:style>
    <style:style style:name="P13" style:parent-style-name="Párrafodelista" style:family="paragraph">
      <style:paragraph-properties fo:text-align="justify"/>
    </style:style>
    <style:style style:name="T14" style:parent-style-name="Fuentedepárrafopredeter." style:family="text">
      <style:text-properties fo:background-color="#FFFF00"/>
    </style:style>
    <style:style style:name="T15" style:parent-style-name="Fuentedepárrafopredeter." style:family="text">
      <style:text-properties fo:background-color="#FFFF00"/>
    </style:style>
    <style:style style:name="P16" style:parent-style-name="Párrafodelista"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fo:text-indent="0.1965in"/>
    </style:style>
    <style:style style:name="T19" style:parent-style-name="Fuentedepárrafopredeter." style:family="text">
      <style:text-properties fo:background-color="#FFFF00"/>
    </style:style>
    <style:style style:name="P20" style:parent-style-name="Normal" style:family="paragraph">
      <style:paragraph-properties fo:text-align="justify" fo:text-indent="0.1965in"/>
    </style:style>
    <style:style style:name="P21" style:parent-style-name="Normal" style:family="paragraph">
      <style:paragraph-properties fo:text-align="justify" fo:text-indent="0.1965in"/>
    </style:style>
    <style:style style:name="T22" style:parent-style-name="Fuentedepárrafopredeter." style:family="text">
      <style:text-properties fo:background-color="#FFFF00"/>
    </style:style>
    <style:style style:name="T23" style:parent-style-name="Fuentedepárrafopredeter." style:family="text">
      <style:text-properties fo:background-color="#FFFF00"/>
    </style:style>
    <style:style style:name="T24" style:parent-style-name="Fuentedepárrafopredeter." style:family="text">
      <style:text-properties fo:background-color="#FFFF00"/>
    </style:style>
  </office:automatic-styles>
  <office:body>
    <office:text text:use-soft-page-breaks="true">
      <text:h text:style-name="P1" text:outline-level="1">Objetivos del proyecto</text:h>
      <text:p text:style-name="P5">El objetivo principal que se persigue en este proyecto es poder analizar trayectorias semánticas. Para ello se va a realizar una aplicación para la cual se fijan<text:s/>los siguientes objetivos funcionales:</text:p>
      <text:p text:style-name="P6"/>
      <text:list text:style-name="LFO2" text:continue-numbering="true">
        <text:list-item>
          <text:p text:style-name="P7">Diseñar e implementar una base de datos en la cual almacenar los datos que posteriormente utilizara la aplicación. Esta base de datos debe ser compatible con datos geográficos.</text:p>
        </text:list-item>
        <text:list-item>
          <text:p text:style-name="P8">Desarrollar una funcionalidad que permita cargar los datos en la base de datos de la aplicación. Los datos que se cargaran en la aplicación deben formar trayectorias coherentes.</text:p>
        </text:list-item>
        <text:list-item>
          <text:p text:style-name="P9">Implementar un algoritmo que permita detectar que puntos de la trayectoria corresponden a paradas del usuario. Y determinar la localización geográfica en la que se ha parado un usuario.</text:p>
        </text:list-item>
        <text:list-item>
          <text:p text:style-name="P10">Implementar una funcionalidad que permita identificar que hay en los puntos geográficos en los que se ha parado un usuario. Y las características de estos lugares en los que ha parado el<text:s/>usuario.<text:s/><text:span text:style-name="T11">(Buscar establecimientos registrados / edificios / punto de interes)</text:span></text:p>
        </text:list-item>
        <text:list-item>
          <text:p text:style-name="P12">Implementar un clasificador que permita predecir la clase o el tipo de la siguiente parada en una trayectoria. De este clasificador tenemos que ser capaces de evaluar los resultados del entrenamiento.</text:p>
        </text:list-item>
        <text:list-item>
          <text:p text:style-name="P13">Implementar un algoritmo que nos permita agrupar las trayectorias por similitud con el fin de poder analizar los grupos y determinar sus características. También debe permitir introducir nuevas trayectorias y las clasifique.<text:s/><text:span text:style-name="T14">(descubr</text:span><text:span text:style-name="T15">imiento de información)</text:span></text:p>
        </text:list-item>
        <text:list-item>
          <text:p text:style-name="P16">Implementar una interfaz web para que un usuario pueda utilizar la aplicación.</text:p>
        </text:list-item>
      </text:list>
      <text:p text:style-name="P17"/>
      <text:p text:style-name="P18"><text:span text:style-name="T19">(Lista)</text:span>En cuanto a objetivos técnicos se persigue familiarizarse con el desarrollo de aplicaciones Web, más concretamente con el Framework para el lenguaje Python, Flask. También se busca familiarizarse con el uso de técnicas de minería de datos y su posterior representación de los resultados.</text:p>
      <text:p text:style-name="P20">Para la planificación del proyecto utilizo metodologías agiles más concretamente Scrum, pero adaptado a las particularidades del proyecto. Para ayudarme en la planificación y la utilización de esta metodología me ayudare de GitHub con el plugin de ZenHub que nos facilita la planificación de tareas. Y como cliente Git utilizo GitKraken que permite gestionar las versiones de forma fácil.</text:p>
      <text:p text:style-name="P21"><text:span text:style-name="T22">(</text:span><text:span text:style-name="T23">Generalidades</text:span><text:span text:style-name="T24">)</text:span></text:p>
      <text:p text:style-name="UBUcuerpoTrabaj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1" style:display-name="List 1" style:family="paragraph" style:parent-style-name="Lista" style:list-style-name="List1_1">
      <style:text-properties fo:hyphenate="false"/>
    </style:style>
    <style:style style:name="List1Cont." style:display-name="List 1 Cont." style:family="paragraph" style:parent-style-name="Lista">
      <style:paragraph-properties fo:margin-left="0.25in">
        <style:tab-stops/>
      </style:paragraph-properties>
      <style:text-properties fo:hyphenate="false"/>
    </style:style>
    <style:style style:name="List1End" style:display-name="List 1 End" style:family="paragraph" style:parent-style-name="Lista">
      <style:paragraph-properties fo:margin-bottom="0.1666in" fo:margin-left="0.25in" fo:text-indent="-0.25in">
        <style:tab-stops/>
      </style:paragraph-properties>
      <style:text-properties fo:hyphenate="false"/>
    </style:style>
    <style:style style:name="List1Start" style:display-name="List 1 Start" style:family="paragraph" style:parent-style-name="Lista">
      <style:paragraph-properties fo:margin-top="0.1666in" fo:margin-left="0.25in" fo:text-indent="-0.25in">
        <style:tab-stops/>
      </style:paragraph-properties>
      <style:text-properties fo:hyphenate="false"/>
    </style:style>
    <style:style style:name="Numbering1" style:display-name="Numbering 1" style:family="paragraph" style:parent-style-name="Lista">
      <style:paragraph-properties fo:margin-left="0.25in" fo:text-indent="-0.25in">
        <style:tab-stops/>
      </style:paragraph-properties>
      <style:text-properties fo:hyphenate="false"/>
    </style:style>
    <style:style style:name="Numbering1Cont." style:display-name="Numbering 1 Cont." style:family="paragraph" style:parent-style-name="Lista">
      <style:paragraph-properties fo:margin-left="0.25in">
        <style:tab-stops/>
      </style:paragraph-properties>
      <style:text-properties fo:hyphenate="false"/>
    </style:style>
    <style:style style:name="Numbering1End" style:display-name="Numbering 1 End" style:family="paragraph" style:parent-style-name="Lista">
      <style:paragraph-properties fo:margin-bottom="0.1666in" fo:margin-left="0.25in" fo:text-indent="-0.25in">
        <style:tab-stops/>
      </style:paragraph-properties>
      <style:text-properties fo:hyphenate="false"/>
    </style:style>
    <style:style style:name="Numbering1Start" style:display-name="Numbering 1 Start" style:family="paragraph" style:parent-style-name="Lista">
      <style:paragraph-properties fo:margin-top="0.1666in" fo:margin-left="0.25in" fo:text-indent="-0.25in">
        <style:tab-stops/>
      </style:paragraph-properties>
      <style:text-properties fo:hyphenate="false"/>
    </style:style>
    <style:style style:name="List5Start" style:display-name="List 5 Start" style:family="paragraph" style:parent-style-name="Lista">
      <style:paragraph-properties fo:margin-top="0.1666in" fo:margin-left="1.25in" fo:text-indent="-0.25in">
        <style:tab-stops/>
      </style:paragraph-properties>
      <style:text-properties fo:hyphenate="false"/>
    </style:style>
    <style:style style:name="NumberingSymbols" style:display-name="Numbering Symbols" style:family="text"/>
    <style:style style:name="Sinespaciado" style:display-name="Sin espaciado" style:family="paragraph">
      <style:text-properties style:font-name-complex="Mangal" style:font-size-complex="10.5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_1" style:display-name="List 1_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46in) rotate(-0.96377) translate(3.2431in 16.60899in)" draw:name="Cuadro de texto 1" text:anchor-type="paragraph" svg:width="13.09306in" svg:height="1.67292in" style:rel-width="scale" style:rel-height="scale"><draw:text-box><text:p text:style-name="P2"><text:span text:style-name="T3">Borrador</text:span></text:p></draw:text-box><svg:title/><svg:desc/></draw:frame><text:file-name text:fixed="false" text:display="name-and-extension">2_ObjetivosDelProyecto.odt</text:file-name><text:s/>v.<text:editing-cycles text:fixed="false">11</text:editing-cycles><text:s/><text:title text:fixed="false"/><text:modification-date style:data-style-name="N4">11/jun.19</text:modification-date><text:tab/><text:tab/><text:page-number text:fixed="false">1</text:page-number>/<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pa </meta:initial-creator>
    <dc:creator>Hector Cogollos Adrian</dc:creator>
    <meta:creation-date>2014-01-25T22:23:00Z</meta:creation-date>
    <dc:date>2019-06-12T19:20:00Z</dc:date>
    <meta:template xlink:href="Normal.dotm" xlink:type="simple"/>
    <meta:editing-cycles>2</meta:editing-cycles>
    <meta:editing-duration>PT17280S</meta:editing-duration>
    <meta:document-statistic meta:page-count="1" meta:paragraph-count="4" meta:word-count="349" meta:character-count="2265" meta:row-count="16" meta:non-whitespace-character-count="1920"/>
  </office:meta>
</office:document-meta>
</file>